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EA000001292840C0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Source Sans Pro semibold" svg:font-family="'Source Sans Pro semi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0.5pt" style:font-size-asian="10.5pt" style:font-size-complex="10.5pt"/>
    </style:style>
    <style:style style:name="P2" style:family="paragraph" style:parent-style-name="Standard">
      <style:paragraph-properties fo:text-align="justify" style:justify-single-word="false"/>
      <style:text-properties style:font-name="Source Sans Pro" fo:font-size="10.5pt" style:font-size-asian="10.5pt" style:font-size-complex="10.5pt"/>
    </style:style>
    <style:style style:name="P3" style:family="paragraph" style:parent-style-name="Standard">
      <style:paragraph-properties fo:text-align="justify" style:justify-single-word="false"/>
      <style:text-properties style:font-name="Source Sans Pro" fo:font-size="10.5pt" style:text-underline-style="solid" style:text-underline-width="auto" style:text-underline-color="font-color" style:font-size-asian="10.5pt" style:font-size-complex="10.5pt"/>
    </style:style>
    <style:style style:name="P4"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P5"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or este medio se le informa que se publicará en la página Web de la AACID la Relación Provisional de las intervenciones excluidas de la convocatoria de ${anyoConvocatoria}, por no reunir los requisitos establecidos en la Orden de 24 de Julio de 2020, por la que se establecen las bases reguladoras para la concesión de subvenciones de las Universidades que realicen intervenciones de ${finalidadProyecto} por la Agencia Andaluza de Cooperación Internacional para el Desarrollo, modificada por la Orden de 24 de julio de 2020.</text:p>
      <text:p text:style-name="P2"/>
      <text:p text:style-name="P2">Dicha relación provisional concede a las entidades solicitantes un plazo improrrogable de 10 días hábiles concedido a contar desde el día siguiente al de su publicación en la web de AACID para que presenten las alegaciones o aporten documentos que a su derecho convenga.</text:p>
      <text:p text:style-name="P2"/>
      <text:p text:style-name="P3">No serán tenidos en cuenta documentos que no fueron aportados junto con la solicitud en el plazo de presentación de la convocatoria o el periodo de subsanació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Source Sans Pro semibold" svg:font-family="'Source Sans Pro semi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Cabecera_20_-_20_Consejería" style:display-name="Cabecera - Consejería" style:family="paragraph" style:next-style-name="Cabecera_20_-_20_Centro_20_directivo">
      <style:paragraph-properties loext:contextual-spacing="false" fo:margin-top="0cm" fo:margin-bottom="0.101cm"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Cabecera_20_-_20_Centro_20_directivo" style:display-name="Cabecera - Centro directivo" style:family="paragraph">
      <style:paragraph-properties loext:contextual-spacing="false" fo:margin-top="0cm" fo:margin-bottom="0.6cm"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5pt" style:font-size-asian="10.5pt" style:font-size-complex="10.5pt"/>
    </style:style>
    <style:style style:name="MP2"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MP3"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M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Marco2" text:anchor-type="paragraph" svg:x="10.463cm" svg:y="0.018cm" svg:width="6.519cm" style:rel-width="scale" svg:height="2.198cm" style:rel-height="scale" draw:z-index="0"><draw:text-box><text:p text:style-name="MP2">Consejería de Igualdad, Políticas Sociales y Conciliación</text:p><text:p text:style-name="MP3">Agencia Andaluza de Cooperación Internacional para el Desarrollo</text:p></draw:text-box></draw:frame><draw:frame draw:style-name="Mfr2" draw:name="gráficos2" text:anchor-type="char" svg:x="-0.199cm" svg:y="-0.169cm" svg:width="4.2cm" svg:height="2.54cm" draw:z-index="1"><draw:image xlink:href="Pictures/10000000000001EA000001292840C09F.jpg" xlink:type="simple" xlink:show="embed" xlink:actuate="onLoad"/></draw:frame></text:p>
        <text:p text:style-name="MP1"/>
        <text:p text:style-name="MP1"/>
        <text:p text:style-name="MP1"/>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26T15:44:47.11</meta:creation-date>
    <dc:date>2021-09-08T14:23:33.11</dc:date>
    <meta:editing-duration>PT20H52M41S</meta:editing-duration>
    <meta:editing-cycles>17</meta:editing-cycles>
    <meta:generator>OpenOffice/4.1.10$Win32 OpenOffice.org_project/4110m2$Build-9807</meta:generator>
    <meta:document-statistic meta:table-count="0" meta:image-count="1" meta:object-count="0" meta:page-count="1" meta:paragraph-count="5" meta:word-count="170" meta:character-count="1078"/>
  </office:meta>
</office:document-meta>
</file>